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NodeTypeDefinitionBuilderImpl.newQProperty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odeTypeDefinitionBuilderImpl.newQNodeDefinition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PropertyDefinitionBuilderImpl.createValueConstraint( String constraint ,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odeTypeDefinitionsBuilderImpl.createName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PropertyDefinitionBuilderImpl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QNodeTypeDefinitionBuilderImpl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PropertyDefinitionBuilderImpl.createValue( String value ,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NodeTypeDefinitionsBuilderImpl.newQNodeType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odeDefinitionBuilderImpl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